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able_20_Contents">
      <style:text-properties officeooo:rsid="000058a9" officeooo:paragraph-rsid="000058a9"/>
    </style:style>
    <style:style style:name="P2" style:family="paragraph" style:parent-style-name="Table_20_Contents">
      <style:paragraph-properties fo:text-align="end" style:justify-single-word="false"/>
      <style:text-properties officeooo:rsid="000058a9" officeooo:paragraph-rsid="000058a9"/>
    </style:style>
    <style:style style:name="P3" style:family="paragraph" style:parent-style-name="Text_20_body">
      <style:text-properties officeooo:rsid="000058a9" officeooo:paragraph-rsid="000058a9"/>
    </style:style>
    <style:style style:name="P4" style:family="paragraph" style:parent-style-name="Text_20_body">
      <style:paragraph-properties fo:text-align="center" style:justify-single-word="false"/>
      <style:text-properties style:font-name="Liberation Sans" officeooo:rsid="000058a9" officeooo:paragraph-rsid="000058a9"/>
    </style:style>
    <style:style style:name="P5" style:family="paragraph" style:parent-style-name="Text_20_body">
      <style:paragraph-properties fo:text-align="start" style:justify-single-word="false"/>
      <style:text-properties style:font-name="Liberation Sans" officeooo:rsid="000058a9" officeooo:paragraph-rsid="000058a9"/>
    </style:style>
    <style:style style:name="P6" style:family="paragraph" style:parent-style-name="Text_20_body">
      <style:text-properties officeooo:rsid="0000685c" officeooo:paragraph-rsid="0000685c"/>
    </style:style>
    <style:style style:name="P7" style:family="paragraph" style:parent-style-name="Text_20_body">
      <style:text-properties officeooo:rsid="000196f4" officeooo:paragraph-rsid="000196f4"/>
    </style:style>
    <style:style style:name="P8" style:family="paragraph" style:parent-style-name="Text_20_body">
      <style:text-properties officeooo:rsid="000476fd" officeooo:paragraph-rsid="000476fd"/>
    </style:style>
    <style:style style:name="P9" style:family="paragraph" style:parent-style-name="Text_20_body">
      <style:text-properties officeooo:rsid="000476fd" officeooo:paragraph-rsid="0004bb12"/>
    </style:style>
    <style:style style:name="P10" style:family="paragraph" style:parent-style-name="Title">
      <style:text-properties officeooo:rsid="000058a9" officeooo:paragraph-rsid="000058a9"/>
    </style:style>
    <style:style style:name="P11" style:family="paragraph" style:parent-style-name="Subtitle">
      <style:text-properties officeooo:rsid="000058a9" officeooo:paragraph-rsid="000058a9"/>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Text_20_body">
      <style:text-properties officeooo:rsid="000196f4" officeooo:paragraph-rsid="0002de0a"/>
    </style:style>
    <style:style style:name="P15" style:family="paragraph" style:parent-style-name="Text_20_body">
      <style:text-properties officeooo:rsid="0003db58" officeooo:paragraph-rsid="0003db58"/>
    </style:style>
    <style:style style:name="P16" style:family="paragraph" style:parent-style-name="Text_20_body">
      <style:text-properties officeooo:rsid="0004bb12" officeooo:paragraph-rsid="0004bb12"/>
    </style:style>
    <style:style style:name="P17" style:family="paragraph" style:parent-style-name="Text_20_body">
      <style:text-properties officeooo:rsid="000563f9" officeooo:paragraph-rsid="000563f9"/>
    </style:style>
    <style:style style:name="P18" style:family="paragraph" style:parent-style-name="Text_20_body">
      <style:text-properties officeooo:paragraph-rsid="000563f9"/>
    </style:style>
    <style:style style:name="P19" style:family="paragraph" style:parent-style-name="Text_20_body">
      <style:text-properties officeooo:paragraph-rsid="000c4c4d"/>
    </style:style>
    <style:style style:name="P20" style:family="paragraph" style:parent-style-name="Contents_20_Heading">
      <style:paragraph-properties fo:break-before="page"/>
    </style:style>
    <style:style style:name="P21" style:family="paragraph" style:parent-style-name="Heading_20_1">
      <style:text-properties officeooo:rsid="000058a9" officeooo:paragraph-rsid="000058a9"/>
    </style:style>
    <style:style style:name="P22" style:family="paragraph" style:parent-style-name="Heading_20_1">
      <style:text-properties officeooo:rsid="000563f9" officeooo:paragraph-rsid="000563f9"/>
    </style:style>
    <style:style style:name="P23" style:family="paragraph" style:parent-style-name="Heading_20_1">
      <style:paragraph-properties fo:break-before="page"/>
      <style:text-properties officeooo:rsid="000058a9" officeooo:paragraph-rsid="000058a9"/>
    </style:style>
    <style:style style:name="P24" style:family="paragraph" style:parent-style-name="Heading_20_2">
      <style:text-properties officeooo:rsid="000058a9" officeooo:paragraph-rsid="000058a9"/>
    </style:style>
    <style:style style:name="P25" style:family="paragraph" style:parent-style-name="Heading_20_2">
      <style:text-properties officeooo:rsid="000476fd" officeooo:paragraph-rsid="000476fd"/>
    </style:style>
    <style:style style:name="P26" style:family="paragraph" style:parent-style-name="Heading_20_3">
      <style:text-properties officeooo:rsid="0000685c" officeooo:paragraph-rsid="0000685c"/>
    </style:style>
    <style:style style:name="P27" style:family="paragraph" style:parent-style-name="Heading_20_3">
      <style:text-properties officeooo:rsid="000196f4" officeooo:paragraph-rsid="000196f4"/>
    </style:style>
    <style:style style:name="P28" style:family="paragraph" style:parent-style-name="Heading_20_3">
      <style:text-properties officeooo:rsid="0003db58" officeooo:paragraph-rsid="0003db58"/>
    </style:style>
    <style:style style:name="P29" style:family="paragraph" style:parent-style-name="Heading_20_3">
      <style:text-properties officeooo:rsid="000476fd" officeooo:paragraph-rsid="000476fd"/>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0685c"/>
    </style:style>
    <style:style style:name="T2" style:family="text">
      <style:text-properties officeooo:rsid="0004bb12"/>
    </style:style>
    <style:style style:name="T3" style:family="text">
      <style:text-properties officeooo:rsid="000563f9"/>
    </style:style>
    <style:style style:name="T4" style:family="text">
      <style:text-properties officeooo:rsid="00096e81"/>
    </style:style>
    <style:style style:name="T5" style:family="text">
      <style:text-properties officeooo:rsid="000c4c4d"/>
    </style:style>
    <style:style style:name="T6" style:family="text">
      <style:text-properties style:text-outline="false" style:text-line-through-style="none" style:text-line-through-type="none" style:font-name="Liberation Sans2" fo:font-size="10pt" fo:font-style="normal" fo:text-shadow="none" style:text-underline-style="none" fo:font-weight="normal" style:font-size-asian="10pt" style:font-style-asian="normal" style:font-weight-asian="normal" style:text-emphasize="none"/>
    </style:style>
    <style:style style:name="T7" style:family="text">
      <style:text-properties style:text-outline="false" style:text-line-through-style="none" style:text-line-through-type="none" style:font-name="Liberation Sans2" fo:font-size="10pt" fo:font-style="normal" fo:text-shadow="none" style:text-underline-style="none" fo:font-weight="normal" officeooo:rsid="000c4c4d" style:font-size-asian="10pt" style:font-style-asian="normal" style:font-weight-asian="normal" style:text-emphasize="none"/>
    </style:style>
    <style:style style:name="T8"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style:style style:name="T9" style:family="text">
      <style:text-properties style:text-outline="false" style:text-line-through-style="none" style:text-line-through-type="none" style:font-name="Liberation Serif" fo:font-size="10pt" fo:font-style="normal" fo:text-shadow="none" style:text-underline-style="none" fo:font-weight="normal" officeooo:rsid="000c4c4d" style:font-size-asian="10pt" style:font-style-asian="normal" style:font-weight-asian="normal" style:text-emphasize="none"/>
    </style:style>
    <style:style style:name="T10"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text-emphasize="none"/>
    </style:style>
    <style:style style:name="T11" style:family="text">
      <style:text-properties style:text-outline="false" style:text-line-through-style="none" style:text-line-through-type="none" style:font-name="Liberation Serif" fo:font-size="10pt" fo:font-style="normal" fo:text-shadow="none" style:text-underline-style="none" fo:font-weight="normal" officeooo:rsid="000c4c4d" style:font-size-asian="10pt" style:font-style-asian="normal" style:font-weight-asian="normal" style:font-size-complex="10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normal" officeooo:rsid="000c4c4d" style:font-size-asian="12pt" style:font-style-asian="normal" style:font-weight-asian="normal" style:font-size-complex="12pt" style:text-emphasize="none"/>
    </style:style>
    <style:style style:name="T14"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15" style:family="text">
      <style:text-properties style:text-outline="false" style:text-line-through-style="none" style:text-line-through-type="none" style:font-name="Liberation Sans" fo:font-size="12pt" fo:font-style="normal" fo:text-shadow="none" style:text-underline-style="none" fo:font-weight="normal" officeooo:rsid="000c4c4d" style:font-size-asian="12pt" style:font-style-asian="normal" style:font-weight-asian="normal" style:font-size-complex="12pt" style:text-emphasize="none"/>
    </style:style>
    <style:style style:name="T16" style:family="text">
      <style:text-properties style:text-outline="false" style:text-line-through-style="none" style:text-line-through-type="none" style:font-name="Liberation Sans" fo:font-size="12pt" fo:font-style="normal" fo:text-shadow="none" style:text-underline-style="none" fo:font-weight="normal" officeooo:rsid="000d8099" style:font-size-asian="12pt" style:font-style-asian="normal" style:font-weight-asian="normal" style:font-size-complex="12pt" style:text-emphasize="none"/>
    </style:style>
    <style:style style:name="T17" style:family="text">
      <style:text-properties style:font-name="Liberation Serif" officeooo:rsid="000c4c4d"/>
    </style:style>
    <style:style style:name="T18" style:family="text">
      <style:text-properties style:font-name="Liberation Serif" fo:font-size="10pt" officeooo:rsid="000c4c4d" style:font-size-asian="10pt" style:font-size-complex="10pt"/>
    </style:style>
    <style:style style:name="T19" style:family="text">
      <style:text-properties style:font-name="Liberation Serif" fo:font-size="12pt" officeooo:rsid="000c4c4d" style:font-size-asian="12pt" style:font-size-complex="12pt"/>
    </style:style>
    <style:style style:name="T20" style:family="text">
      <style:text-properties style:font-name="Liberation Sans" fo:font-size="12pt" officeooo:rsid="000c4c4d" style:font-size-asian="12pt" style:font-size-complex="12pt"/>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ine Sweep Algorithmus</text:p>
      <text:p text:style-name="P11">Computational Geometry Aufgabe 3 Dokumentation</text:p>
      <text:p text:style-name="P4">Hüttner, Röder</text:p>
      <text:p text:style-name="P4"/>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Inhalt</text:p>
          </text:index-title>
          <text:p text:style-name="P13"><text:a xlink:type="simple" xlink:href="#__RefHeading___Toc121_4172565906">1. Beschreibung<text:tab/>3</text:a></text:p>
          <text:p text:style-name="P13"><text:a xlink:type="simple" xlink:href="#__RefHeading___Toc123_4172565906">2. Der Algorithmus<text:tab/>3</text:a></text:p>
          <text:p text:style-name="P30"><text:a xlink:type="simple" xlink:href="#__RefHeading___Toc125_4172565906">2.1. Sonderfälle<text:tab/>3</text:a></text:p>
          <text:p text:style-name="P12"><text:a xlink:type="simple" xlink:href="#__RefHeading___Toc127_4172565906">2.1.1. x-Koordinaten der Schnitt- und Endpunkte sind paarweise verschieden<text:tab/>3</text:a></text:p>
          <text:p text:style-name="P12"><text:a xlink:type="simple" xlink:href="#__RefHeading___Toc129_4172565906">2.1.2. Länge der Segmente &gt; 0<text:tab/>3</text:a></text:p>
          <text:p text:style-name="P12"><text:a xlink:type="simple" xlink:href="#__RefHeading___Toc131_4172565906">2.1.3. nur echte Schnittpunkte<text:tab/>3</text:a></text:p>
          <text:p text:style-name="P12"><text:a xlink:type="simple" xlink:href="#__RefHeading___Toc133_4172565906">2.1.4. keine Linien parallel zur y-Achse<text:tab/>4</text:a></text:p>
          <text:p text:style-name="P12"><text:a xlink:type="simple" xlink:href="#__RefHeading___Toc135_4172565906">2.1.5. keine Mehrfachschnittpunkte<text:tab/>4</text:a></text:p>
          <text:p text:style-name="P12"><text:a xlink:type="simple" xlink:href="#__RefHeading___Toc137_4172565906">2.1.6. keine überlappenden Segmente<text:tab/>4</text:a></text:p>
          <text:p text:style-name="P30"><text:a xlink:type="simple" xlink:href="#__RefHeading___Toc139_4172565906">2.2. Datenstrukturen<text:tab/>4</text:a></text:p>
          <text:p text:style-name="P12"><text:a xlink:type="simple" xlink:href="#__RefHeading___Toc141_4172565906">2.2.1. Schnittpunkt Struktur<text:tab/>4</text:a></text:p>
          <text:p text:style-name="P12"><text:a xlink:type="simple" xlink:href="#__RefHeading___Toc143_4172565906">2.2.2. X-Struktur (Event Queue)<text:tab/>4</text:a></text:p>
          <text:p text:style-name="P12"><text:a xlink:type="simple" xlink:href="#__RefHeading___Toc145_4172565906">2.2.3. Y-Struktur<text:tab/>4</text:a></text:p>
          <text:p text:style-name="P30"><text:a xlink:type="simple" xlink:href="#__RefHeading___Toc147_4172565906">2.3. Implementierung<text:tab/>4</text:a></text:p>
          <text:p text:style-name="P13"><text:a xlink:type="simple" xlink:href="#__RefHeading___Toc149_4172565906">3. Ergebnis<text:tab/>5</text:a></text:p>
          <text:p text:style-name="P13"><text:a xlink:type="simple" xlink:href="#__RefHeading___Toc151_4172565906">4. Lernziel / Fazit<text:tab/>5</text:a></text:p>
        </text:index-body>
      </text:table-of-content>
      <text:p text:style-name="P5"/>
      <text:h text:style-name="P23" text:outline-level="1"><text:bookmark-start text:name="__RefHeading___Toc121_4172565906"/>1. Beschreibung<text:bookmark-end text:name="__RefHeading___Toc121_4172565906"/></text:h>
      <text:p text:style-name="P3">Der Line Sweep Algorithmus ist eine Methode, um mit möglichst geringem Aufwand die Schnittpunkte von Segmenten bestimmen zu können. Hierbei durchläuft eine Senkrechte Gerade in x Richtung das gesamte Feld der vorhandenen Punkte, wobei tatsächlich nur die relevanten Punkte, die sogenannten Ereignis-Punkte untersucht werden. Zu den Ereignissen zählen die Anfangs- und Endpunkte jedes Segments sowie bereits erkannte Schnittpunkte.</text:p>
      <text:p text:style-name="P3">Ziel der Aufgabe ist es, aus vorhandenen Textdateien die Daten für die Segmente auszulesen, die Schnittpunkte zu berechnen und dabei die Zeit zu messen.</text:p>
      <text:h text:style-name="P21" text:outline-level="1"><text:bookmark-start text:name="__RefHeading___Toc123_4172565906"/>2. Der Algorithmus<text:bookmark-end text:name="__RefHeading___Toc123_4172565906"/></text:h>
      <text:p text:style-name="P3">In diesem Kapitel soll die Funktionsweise des Algorithmus sowie die Arte der Umsetzung dargestellt werden.</text:p>
      <text:h text:style-name="P24" text:outline-level="2"><text:bookmark-start text:name="__RefHeading___Toc125_4172565906"/>2.1. Sonderfälle<text:bookmark-end text:name="__RefHeading___Toc125_4172565906"/></text:h>
      <text:p text:style-name="P3">Teil der Aufgabe ist es, die ungeeigneten Sonderfälle vor Anwendung des Algorithmus heraus zu Filtern, sodass bei dem Durchlaufen der Daten von einer gewissen Triviali<text:span text:style-name="T1">tät ausgegangen werden kann. Diese Sonderfälle sind:</text:span></text:p>
      <text:h text:style-name="P26" text:outline-level="3"><text:bookmark-start text:name="__RefHeading___Toc127_4172565906"/>2.1.1. x-Koordinaten der Schnitt- und Endpunkte sind paarweise verschieden<text:bookmark-end text:name="__RefHeading___Toc127_4172565906"/></text:h>
      <text:p text:style-name="P6">Um zu vermeiden, dass Ereignisse beim Durchlauf der Sweep Line ungünstig auf die selbe X-Koordinate fallen, müssen Segmente, bei denen dieses Problem auftreten könnte, vorab heraus gefiltert werden.</text:p>
      <text:h text:style-name="P26" text:outline-level="3"><text:bookmark-start text:name="__RefHeading___Toc129_4172565906"/>2.1.2. Länge der Segmente &gt; 0<text:bookmark-end text:name="__RefHeading___Toc129_4172565906"/></text:h>
      <text:p text:style-name="P6">Hat ein Segment die Länge Null, so bedeutet dies, dass das Ereignis des Startpunktes und das Ereignis des Endpunktes im selben Punkt liegen. Dies würde bedeuteten dass diese im Sinne der Sortierung der Datenstrukturen gleichwertig und damit nicht unterscheidbar wären. Daher sollen Segmente der Länge 0 nicht betrachtet werden.</text:p>
      <text:h text:style-name="P26" text:outline-level="3"><text:bookmark-start text:name="__RefHeading___Toc131_4172565906"/>2.1.3. nur echte Schnittpunkte<text:bookmark-end text:name="__RefHeading___Toc131_4172565906"/></text:h>
      <text:p text:style-name="P6">Ein echter Schnittpunkt besteht darin, dass sich zwei Segmente genau in einem Punkt schneiden. Sobald die Segmente jedoch einen gemeinsamen Anschnitt besitzen, würde dies bedeutet, dass diese theoretisch beliebig viele Schnittpunkte besitzen, was die Berechenbarkeit gefährden würde, oder auf eine völlig andere Art dargestellt werden müsste. Deshalb sollen auch diese Fälle vorab entfernt werden.</text:p>
      <text:h text:style-name="P27" text:outline-level="3"><text:bookmark-start text:name="__RefHeading___Toc133_4172565906"/><text:soft-page-break/>2.1.4. keine Linien parallel zur y-Achse<text:bookmark-end text:name="__RefHeading___Toc133_4172565906"/></text:h>
      <text:p text:style-name="P7">Bei Parallelen zur y-Achse würden Start- und End-Punkt die selbe x-Koordinate besitzen und wären im Sinne der X-Struktur daher schwer unterscheidbar. Aus diesem Grund werden diese Segmente nicht weiter betrachtet.</text:p>
      <text:h text:style-name="P27" text:outline-level="3"><text:bookmark-start text:name="__RefHeading___Toc135_4172565906"/>2.1.5. keine Mehrfachschnittpunkte<text:bookmark-end text:name="__RefHeading___Toc135_4172565906"/></text:h>
      <text:p text:style-name="P14">Würden sich mehr als zwei Segmente im selben Punkt schneiden, so hätte man mehr als ein Schnittpunkt-Ereignis mit den selben Koordinaten. Leider lässt sich dieses Ereignis nur schwer vorher herausfiltern und musste daher während dem Durchlauf geprüft werden.</text:p>
      <text:h text:style-name="P28" text:outline-level="3"><text:bookmark-start text:name="__RefHeading___Toc137_4172565906"/>2.1.6. keine überlappenden Segmente<text:bookmark-end text:name="__RefHeading___Toc137_4172565906"/></text:h>
      <text:p text:style-name="P15">Überlappende beziehungsweise identischer Segmente sind ein Sonderfall im Sinne von 2.1.3. und mussten daher analog dazu behandelt werden.</text:p>
      <text:h text:style-name="P25" text:outline-level="2"><text:bookmark-start text:name="__RefHeading___Toc139_4172565906"/>2.2. Datenstrukturen<text:bookmark-end text:name="__RefHeading___Toc139_4172565906"/></text:h>
      <text:p text:style-name="P8">Für die Implementierung werden drei Datenstrukturen benötigt. Diese sind:</text:p>
      <text:h text:style-name="P29" text:outline-level="3"><text:bookmark-start text:name="__RefHeading___Toc141_4172565906"/>2.2.1. Schnittpunkt Struktur<text:bookmark-end text:name="__RefHeading___Toc141_4172565906"/></text:h>
      <text:p text:style-name="P8">Die Datenstruktur für die Schnittpunkte ist lediglich ein Container, der die gefundenen Schnittpunkte während der Programmausführung kapselt.</text:p>
      <text:h text:style-name="P29" text:outline-level="3"><text:bookmark-start text:name="__RefHeading___Toc143_4172565906"/>2.2.2. X-Struktur (Event Queue)<text:bookmark-end text:name="__RefHeading___Toc143_4172565906"/></text:h>
      <text:p text:style-name="P8">In der X-Struktur werden alle Events sortiert nach ihrer X-Koordinate (sekundär nach Y) gespeichert. Initial sind dies die Start- und End-Punkte der Segmente mit einem Verweis auf das zugehörige Segment. Im Verlauf werden hier zusätzlich die Schnittpunkte aufgenommen.</text:p>
      <text:h text:style-name="P29" text:outline-level="3"><text:bookmark-start text:name="__RefHeading___Toc145_4172565906"/>2.2.3. Y-Struktur<text:bookmark-end text:name="__RefHeading___Toc145_4172565906"/></text:h>
      <text:p text:style-name="P8">Diese Datenstruktur ähnelt der X-Struktur, der Große unterschied besteht darin, dass diese nach der Y-Koordinate sortiert ist. Beim Durchlaufen der X-Struktur dient diese dazu, die bereits untersuchten Ereignisse aufzubewahren und in Y-Richtung benachbarte Ereignisse auslesen zu können.</text:p>
      <text:h text:style-name="P25" text:outline-level="2"><text:bookmark-start text:name="__RefHeading___Toc147_4172565906"/>2.3. Implementierung<text:bookmark-end text:name="__RefHeading___Toc147_4172565906"/></text:h>
      <text:p text:style-name="P9">Der Algorithmus zielt darauf ab, anhand der Ereignisse festzustellen ob im Bezug auf ein Vergleichssegment zwei aktuell untersuchte Segmente in einem Punkt die Reihenfolge wechseln. Betrachtet man also das Segment über dem Vergleichssegment und das Segment unterhalb, <text:span text:style-name="T2">so existieren genau dann Teilsegmente, die ihre Richtung (oberhalb/unterhalb) wechseln, wenn sie sich im Bereich des Vergleichssegments schneiden. Dann kann ein Schnittpunkt berechnet werden.</text:span></text:p>
      <text:p text:style-name="P16"><text:soft-page-break/>Die Sweepline durchläuft alle Ereignisse der X-Struktur um auf diese Weise alle Schnittpunkte zu finden.</text:p>
      <text:h text:style-name="P22" text:outline-level="1"><text:bookmark-start text:name="__RefHeading___Toc149_4172565906"/>3. Ergebnis<text:bookmark-end text:name="__RefHeading___Toc149_4172565906"/></text:h>
      <text:p text:style-name="P17">Im <text:span text:style-name="T4">der folgenden Tabelle werden die Ergebnisse, bezüglich der Berechnungsdauer, im Vergleich zum Brut-Force Vorgehen aus Praktikum 1 dargestellt.</text:span></text:p>
      <text:p text:style-name="P17"><draw:frame draw:style-name="fr1" draw:name="Object1" text:anchor-type="paragraph" svg:width="4.9409in" svg:height="0.889in" draw:z-index="0"><draw:object xlink:href="./Object 1" xlink:type="simple" xlink:show="embed" xlink:actuate="onLoad"/><draw:image xlink:href="./ObjectReplacements/Object 1" xlink:type="simple" xlink:show="embed" xlink:actuate="onLoad"/></draw:frame></text:p>
      <text:p text:style-name="P18"/>
      <text:p text:style-name="P18"/>
      <text:p text:style-name="P18"/>
      <text:p text:style-name="P19"><text:span text:style-name="T5">Aus der Tabelle ist der Zeitgewinn, der durch den Sweep Line Algorithmus erzielt wird, deutlich zu erkennen. Des weiteren ist die Output sensitivität des SweepLine Algorithmus anh</text:span><text:span text:style-name="T20">and der Dateien </text:span><text:span text:style-name="T15">s</text:span><text:span text:style-name="T14">_1000_1.dat</text:span><text:span text:style-name="T15"> und s_1000_10.dat gut zu sehen. Beide Dateien enthalten die gleiche Anzahl an Segmenten. Die Datei s_1000_10.dat hat allerdings ca. die 200-fache Anzahl an Schnittpunkten.</text:span></text:p>
      <text:h text:style-name="P22" text:outline-level="1"><text:bookmark-start text:name="__RefHeading___Toc151_4172565906"/>4. Lernziel / Fazit<text:bookmark-end text:name="__RefHeading___Toc151_4172565906"/></text:h>
      <text:p text:style-name="Text_20_body"><text:span text:style-name="T3">Der Line Sweep Algorithmus ist tatsächlich erheblich schneller als ein Brute Force Algorithmus. Jedoch wäre die Implementierung um ein vielfaches komplizierter, würde man die Sonderfälle nicht heraus filtern, sondern behandeln.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Standard" style:font-family-generic="swiss" style:font-pitch="variable"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none"/>
    </style:style>
    <style:style style:name="MP1" style:family="paragraph" style:parent-style-name="Table_20_Contents">
      <style:text-properties officeooo:rsid="000058a9" officeooo:paragraph-rsid="000058a9"/>
    </style:style>
    <style:style style:name="MP2" style:family="paragraph" style:parent-style-name="Table_20_Contents">
      <style:paragraph-properties fo:text-align="end" style:justify-single-word="false"/>
      <style:text-properties officeooo:rsid="000058a9" officeooo:paragraph-rsid="000058a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table-cell table:style-name="Tabelle1.A1" office:value-type="string">
              <text:p text:style-name="MP1">Line Sweep Algorithmus</text:p>
            </table:table-cell>
            <table:table-cell table:style-name="Tabelle1.A1" office:value-type="string">
              <text:p text:style-name="MP2">Seite <text:page-number text:select-page="current">2</text:page-number><text:s/>von <text:page-count>5</text:page-count></text:p>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2:44:36.496532614</meta:creation-date>
    <dc:date>2018-06-11T00:30:31.090670702</dc:date>
    <meta:editing-duration>PT48M34S</meta:editing-duration>
    <meta:editing-cycles>11</meta:editing-cycles>
    <meta:generator>LibreOffice/6.0.3.2$Linux_X86_64 LibreOffice_project/00m0$Build-2</meta:generator>
    <meta:document-statistic meta:table-count="1" meta:image-count="0" meta:object-count="1" meta:page-count="5" meta:paragraph-count="57" meta:word-count="775" meta:character-count="5551" meta:non-whitespace-character-count="48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74pt"/>
    </style:style>
    <style:style style:name="co3" style:family="table-column">
      <style:table-column-properties fo:break-before="auto" style:column-width="102.1pt"/>
    </style:style>
    <style:style style:name="co4" style:family="table-column">
      <style:table-column-properties fo:break-before="auto" style:column-width="109.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1" table:default-cell-style-name="ce3"/>
        <table:table-row table:style-name="ro1" table:number-rows-repeated="2">
          <table:table-cell/>
          <table:table-cell table:style-name="Default" table:number-columns-repeated="4"/>
        </table:table-row>
        <table:table-row table:style-name="ro1">
          <table:table-cell/>
          <table:table-cell office:value-type="string" calcext:value-type="string">
            <text:p>Datei</text:p>
          </table:table-cell>
          <table:table-cell office:value-type="string" calcext:value-type="string">
            <text:p>Dauer Brutforce / ms</text:p>
          </table:table-cell>
          <table:table-cell office:value-type="string" calcext:value-type="string">
            <text:p>Dauer SweepLine / ms</text:p>
          </table:table-cell>
          <table:table-cell office:value-type="string" calcext:value-type="string">
            <text:p>Schnittpunkte</text:p>
          </table:table-cell>
        </table:table-row>
        <table:table-row table:style-name="ro1">
          <table:table-cell/>
          <table:table-cell office:value-type="string" calcext:value-type="string">
            <text:p>s_1000_1.dat</text:p>
          </table:table-cell>
          <table:table-cell office:value-type="float" office:value="11" calcext:value-type="float">
            <text:p>11</text:p>
          </table:table-cell>
          <table:table-cell office:value-type="float" office:value="3" calcext:value-type="float">
            <text:p>3</text:p>
          </table:table-cell>
          <table:table-cell office:value-type="float" office:value="4" calcext:value-type="float">
            <text:p>4</text:p>
          </table:table-cell>
        </table:table-row>
        <table:table-row table:style-name="ro1">
          <table:table-cell/>
          <table:table-cell office:value-type="string" calcext:value-type="string">
            <text:p>s_1000_10.dat</text:p>
          </table:table-cell>
          <table:table-cell office:value-type="float" office:value="21" calcext:value-type="float">
            <text:p>21</text:p>
          </table:table-cell>
          <table:table-cell office:value-type="float" office:value="6" calcext:value-type="float">
            <text:p>6</text:p>
          </table:table-cell>
          <table:table-cell office:value-type="float" office:value="784" calcext:value-type="float">
            <text:p>784</text:p>
          </table:table-cell>
        </table:table-row>
        <table:table-row table:style-name="ro1">
          <table:table-cell/>
          <table:table-cell office:value-type="string" calcext:value-type="string">
            <text:p>s_10000_1.dat</text:p>
          </table:table-cell>
          <table:table-cell office:value-type="float" office:value="1733" calcext:value-type="float">
            <text:p>1733</text:p>
          </table:table-cell>
          <table:table-cell office:value-type="float" office:value="49" calcext:value-type="float">
            <text:p>49</text:p>
          </table:table-cell>
          <table:table-cell office:value-type="float" office:value="637" calcext:value-type="float">
            <text:p>637</text:p>
          </table:table-cell>
        </table:table-row>
        <table:table-row table:style-name="ro1">
          <table:table-cell/>
          <table:table-cell office:value-type="string" calcext:value-type="string">
            <text:p>s_100000_1.dat</text:p>
          </table:table-cell>
          <table:table-cell office:value-type="float" office:value="190229" calcext:value-type="float">
            <text:p>190229</text:p>
          </table:table-cell>
          <table:table-cell table:number-columns-repeated="2" office:value-type="float" office:value="26896" calcext:value-type="float">
            <text:p>2689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1">00/00/0000</text:date>, <text:time style:data-style-name="N2" text:time-value="00:28:36.8146649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